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c82" officeooo:paragraph-rsid="0009f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D</text:p>
      <text:p text:style-name="P1"/>
      <text:p text:style-name="P1">- Componentes</text:p>
      <text:p text:style-name="P1"><text:tab/></text:p>
      <text:p text:style-name="P1"><text:tab/>1. Entidades externa</text:p>
      <text:p text:style-name="P1"><text:tab/><text:tab/>Productores y consumidores de información</text:p>
      <text:p text:style-name="P1"><text:tab/><text:tab/>Están fuera, son ajenas a la aplicación.</text:p>
      <text:p text:style-name="P1"/>
      <text:p text:style-name="P1"><text:tab/>2. Procesos</text:p>
      <text:p text:style-name="P1"><text:tab/><text:tab/>Funciones o procedimientos.<text:tab/></text:p>
      <text:p text:style-name="P1"><text:tab/></text:p>
      <text:p text:style-name="P1"><text:tab/>3. Almacenes: todo aquello donde se guarda información.</text:p>
      <text:p text:style-name="P1"/>
      <text:p text:style-name="P1"><text:tab/>4. Flujos de datos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9:56:16.651000000</meta:creation-date>
    <dc:date>2023-09-26T20:13:48.711000000</dc:date>
    <meta:editing-duration>PT17M32S</meta:editing-duration>
    <meta:editing-cycles>1</meta:editing-cycles>
    <meta:document-statistic meta:table-count="0" meta:image-count="0" meta:object-count="0" meta:page-count="1" meta:paragraph-count="12" meta:word-count="35" meta:character-count="243" meta:non-whitespace-character-count="202"/>
    <meta:generator>LibreOffice/7.6.0.3$Windows_X86_64 LibreOffice_project/69edd8b8ebc41d00b4de3915dc82f8f0fc3b6265</meta:generator>
  </office:meta>
</office:document-meta>
</file>